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0.77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6.105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8.075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7.602cm"/>
    </style:style>
    <style:style style:name="co17" style:family="table-column">
      <style:table-column-properties fo:break-before="auto" style:column-width="2.635cm"/>
    </style:style>
    <style:style style:name="co18" style:family="table-column">
      <style:table-column-properties fo:break-before="auto" style:column-width="2.969cm"/>
    </style:style>
    <style:style style:name="co19" style:family="table-column">
      <style:table-column-properties fo:break-before="auto" style:column-width="16.316cm"/>
    </style:style>
    <style:style style:name="co20" style:family="table-column">
      <style:table-column-properties fo:break-before="auto" style:column-width="0.554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3.662cm"/>
    </style:style>
    <style:style style:name="co23" style:family="table-column">
      <style:table-column-properties fo:break-before="auto" style:column-width="6.881cm"/>
    </style:style>
    <style:style style:name="co24" style:family="table-column">
      <style:table-column-properties fo:break-before="auto" style:column-width="6.465cm"/>
    </style:style>
    <style:style style:name="co25" style:family="table-column">
      <style:table-column-properties fo:break-before="auto" style:column-width="14.928cm"/>
    </style:style>
    <style:style style:name="co26" style:family="table-column">
      <style:table-column-properties fo:break-before="auto" style:column-width="17.3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b3b3b3" fo:font-style="italic" style:font-style-asian="italic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0.002cm solid #000000" fo:border-right="0.002cm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  <style:text-properties fo:color="#b3b3b3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b3b3b3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000000"/>
    </style:style>
    <style:style style:name="T2" style:family="text">
      <style:text-properties fo:color="#b3b3b3"/>
    </style:style>
    <style:style style:name="T3" style:family="text">
      <style:text-properties fo:color="#008000"/>
    </style:style>
    <style:style style:name="T4" style:family="text">
      <style:text-properties fo:color="#ff00ff"/>
    </style:style>
    <style:style style:name="T5" style:family="text">
      <style:text-properties fo:color="#0000ff"/>
    </style:style>
  </office:automatic-styles>
  <office:body>
    <office:spreadsheet>
      <table:table table:name="Структура пакетов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Default"/>
        <table:table-column table:style-name="co7" table:default-cell-style-name="ce1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10" table:default-cell-style-name="Default"/>
        <table:table-column table:style-name="co11" table:default-cell-style-name="ce9"/>
        <table:table-column table:style-name="co12" table:default-cell-style-name="ce11"/>
        <table:table-column table:style-name="co13" table:default-cell-style-name="ce11"/>
        <table:table-column table:style-name="co14" table:default-cell-style-name="ce22"/>
        <table:table-column table:style-name="co15" table:default-cell-style-name="ce11"/>
        <table:table-column table:style-name="co16" table:default-cell-style-name="ce11"/>
        <table:table-column table:style-name="co17" table:default-cell-style-name="ce20"/>
        <table:table-column table:style-name="co18" table:default-cell-style-name="ce25"/>
        <table:table-column table:style-name="co19" table:default-cell-style-name="ce20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0" office:value-type="string">
            <text:p>ErrorToken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21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21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21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MC_reset</text:p>
          </table:table-cell>
          <table:table-cell table:style-name="ce12" office:value-type="string">
            <text:p>bool</text:p>
          </table:table-cell>
          <table:table-cell table:style-name="ce12" office:value-type="string">
            <text:p>reset</text:p>
          </table:table-cell>
          <table:table-cell table:style-name="ce12"/>
          <table:table-cell table:style-name="ce12" office:value-type="string">
            <text:p>Перезагрузка МК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МК перезагружается [НЕ РАБОТАЕТ – ОТКЛЮЧЕНО]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MC_wait</text:p>
          </table:table-cell>
          <table:table-cell table:style-name="ce12" office:value-type="string">
            <text:p>void</text:p>
          </table:table-cell>
          <table:table-cell table:style-name="ce12" office:value-type="string">
            <text:p>setMCwait</text:p>
          </table:table-cell>
          <table:table-cell table:style-name="ce12"/>
          <table:table-cell table:style-name="ce12" office:value-type="string">
            <text:p>Перевод в режим ожидания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Переводит МК в режим ожидания [НЕ РАБОТАЕТ – ОТКЛЮЧЕНО]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21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3" table:number-columns-repeated="5"/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showMeByte</text:p>
          </table:table-cell>
          <table:table-cell office:value-type="string">
            <text:p>void</text:p>
          </table:table-cell>
          <table:table-cell table:style-name="ce21" office:value-type="string">
            <text:p>showMeByte(<text:span text:style-name="T1">BYTE</text:span>)</text:p>
          </table:table-cell>
          <table:table-cell office:value-type="string">
            <text:p>byte \ string \ uint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. <text:span text:style-name="T4">[ОТКЛИК ОТКЛЮЧЕН]</text:span>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string">
            <text:p>retransmitToTIC</text:p>
          </table:table-cell>
          <table:table-cell table:style-name="ce14" office:value-type="string">
            <text:p>void</text:p>
          </table:table-cell>
          <table:table-cell table:style-name="ce21" office:value-type="string">
            <text:p>sendToTI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Ретранслировать команду на TIC</text:p>
          </table:table-cell>
          <table:table-cell table:style-name="ce24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4" office:value-type="string">
            <text:p>МК ретранслирует команду TIC'у, ивозвращает компьютеру ответ TIC'a [В РАЗРАБОТКЕ...]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3" table:number-columns-repeated="5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21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21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27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21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</table:table-row>
        <table:table-row table:style-name="ro2">
          <table:table-cell table:style-name="ce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8" office:value-type="string">
            <text:p>string</text:p>
          </table:table-cell>
          <table:table-cell table:style-name="ce21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27" office:value-type="string">
            <text:p>5 байт</text:p>
          </table:table-cell>
          <table:table-cell office:value-type="string">
            <text:p>Запросить у счётчиков результаты и переполненность <text:span text:style-name="T5">[ПОКА СЧИТАЕТ ТОЛЬКО ОДИН СОА]</text:span>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21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8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21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21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" office:value-type="string">
            <text:p><text:span text:style-name="T3">ADC.getVoltage(</text:span><text:span text:style-name="T1">CHANNEL</text:span><text:span text:style-name="T3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17" office:value-type="string">
            <text:p>IonSource_EC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EC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эмисс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Эмиссии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17" office:value-type="string">
            <text:p>IonSource_Ion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Ion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ионизац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Ионизации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17" office:value-type="string">
            <text:p>IonSource_F1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1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1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17" office:value-type="string">
            <text:p>IonSource_F2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2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2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7" office:value-type="string">
            <text:p>Detector_DV1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1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1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7" office:value-type="string">
            <text:p>Detector_DV2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2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2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7" office:value-type="string">
            <text:p>Detector_DV3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3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3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3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7" office:value-type="string">
            <text:p>Inlet_set_Voltage</text:p>
          </table:table-cell>
          <table:table-cell table:style-name="ce14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тек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текателя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17" office:value-type="string">
            <text:p>Heater_set_Voltage</text:p>
          </table:table-cell>
          <table:table-cell table:style-name="ce14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грев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гревателя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17" office:value-type="string">
            <text:p>Scaner_Parent_set_Voltage</text:p>
          </table:table-cell>
          <table:table-cell table:style-name="ce14" office:value-type="string">
            <text:p>bool</text:p>
          </table:table-cell>
          <table:table-cell office:value-type="string">
            <text:p>Scaner.Parent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родительско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Родительского напряжения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17" office:value-type="string">
            <text:p>Scaner_Scan_set_Voltage</text:p>
          </table:table-cell>
          <table:table-cell table:style-name="ce14" office:value-type="string">
            <text:p>bool</text:p>
          </table:table-cell>
          <table:table-cell office:value-type="string">
            <text:p>Scaner.Scan_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сканирующе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Сканирующего напряжения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17" office:value-type="string">
            <text:p>Condensator_set_Voltage</text:p>
          </table:table-cell>
          <table:table-cell table:style-name="ce14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конденсатора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Конденсатора на канал единственный используемый канал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16" office:value-type="string">
            <text:p>KEY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Ключ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:' - Начало команды. 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7" office:value-type="string">
            <text:p>IonSource_EC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EC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эмисс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Эмиссии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17" office:value-type="string">
            <text:p>IonSource_Ion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Ion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ионизац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Ионизации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17" office:value-type="string">
            <text:p>IonSource_F1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1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17" office:value-type="string">
            <text:p>IonSource_F2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2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17" office:value-type="string">
            <text:p>Detector_DV1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1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17" office:value-type="string">
            <text:p>Detector_DV2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2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17" office:value-type="string">
            <text:p>Detector_DV3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3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3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17" office:value-type="string">
            <text:p>Inlet_get_Voltage</text:p>
          </table:table-cell>
          <table:table-cell table:style-name="ce14" office:value-type="string">
            <text:p>ushort</text:p>
          </table:table-cell>
          <table:table-cell office:value-type="string">
            <text:p>Inlet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тек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текателя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17" office:value-type="string">
            <text:p>Heater_get_Voltage</text:p>
          </table:table-cell>
          <table:table-cell table:style-name="ce14" office:value-type="string">
            <text:p>ushort</text:p>
          </table:table-cell>
          <table:table-cell office:value-type="string">
            <text:p>Heater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грев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гревателя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17" office:value-type="string">
            <text:p>Scaner_Parent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Parent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родительско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Родительского напряжения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17" office:value-type="string">
            <text:p>Scaner_Scan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Scan_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сканирующе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Сканирующего напряжения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17" office:value-type="string">
            <text:p>Condensator_get_Posi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Posi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+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+"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17" office:value-type="string">
            <text:p>Condensator_get_Nega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Nega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-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-"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</table:table>
      <table:table table:name="Ошибки" table:style-name="ta1" table:print="false"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28.08.2013</text:date>, <text:time>12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1M30S</meta:editing-duration>
    <meta:editing-cycles>57</meta:editing-cycles>
    <meta:generator>OpenOffice.org/3.4.1$Win32 OpenOffice.org_project/341m1$Build-9593</meta:generator>
    <dc:date>2013-08-28T12:40:28.78</dc:date>
    <meta:document-statistic meta:table-count="4" meta:cell-count="551" meta:object-count="0"/>
    <meta:user-defined meta:name="Info 1"/>
    <meta:user-defined meta:name="Info 2"/>
    <meta:user-defined meta:name="Info 3"/>
    <meta:user-defined meta:name="Info 4"/>
  </office:meta>
</office:document-meta>
</file>